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style:font-name="Tahoma" fo:font-weight="bold" style:font-weight-asian="bold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" fo:font-weight="bold" style:font-weight-asian="bold" style:font-weight-complex="bold"/>
    </style:style>
    <style:style style:name="P3" style:family="paragraph" style:parent-style-name="Table_20_Contents">
      <style:paragraph-properties style:snap-to-layout-grid="false"/>
      <style:text-properties style:font-name="Tahoma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style:font-name="Tahoma"/>
    </style:style>
    <style:style style:name="P6" style:family="paragraph" style:parent-style-name="Standard" style:list-style-name="L1">
      <style:text-properties style:font-name="Tahoma"/>
    </style:style>
    <style:style style:name="P7" style:family="paragraph" style:parent-style-name="Standard">
      <style:paragraph-properties fo:margin-left="0cm" fo:margin-right="0cm" fo:text-indent="2.328cm" style:auto-text-indent="false"/>
      <style:text-properties style:font-name="Tahoma"/>
    </style:style>
    <style:style style:name="P8" style:family="paragraph" style:parent-style-name="Standard" style:master-page-name="">
      <style:paragraph-properties fo:margin-left="0cm" fo:margin-right="0cm" fo:text-indent="2.328cm" style:auto-text-indent="false" style:page-number="auto"/>
      <style:text-properties style:font-name="Tahoma"/>
    </style:style>
    <style:style style:name="P9" style:family="paragraph" style:parent-style-name="Standard" style:list-style-name="L1">
      <style:paragraph-properties fo:margin-top="0cm" fo:margin-bottom="0.199cm"/>
      <style:text-properties style:font-name="Tahom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ahoma" fo:font-weight="bold" style:font-weight-asian="bold" style:font-weight-complex="bold"/>
    </style:style>
    <style:style style:name="T3" style:family="text">
      <style:text-properties style:font-name="Tahoma" fo:font-weight="bold" style:font-weight-asian="bold" style:font-weight-complex="bold"/>
    </style:style>
    <style:style style:name="T4" style:family="text">
      <style:text-properties style:font-name="Tahoma" fo:font-weight="normal" style:font-weight-asian="normal" style:font-weight-complex="normal"/>
    </style:style>
    <style:style style:name="T5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38545098082414999" text:style-name="L1">
        <text:list-item>
          <text:p text:style-name="P9">Según estimaciones el 25% por ciento de los llamados grandes proyectos fracasan, el 50% se tienen que modificar drásticamente y el 25% restante son un éxito. Razona las causas o motivos de estos resultados, y justifica tu respuesta.</text:p>
        </text:list-item>
        <text:list-item>
          <text:p text:style-name="P9">Si tenemos un cliente que quiere desarrollar su negocio actual de venta de gadgets informáticos, a una tienda online. El cliente no sabe exactamente los recurso económicos que destinará a este, y pueden depender directamente del éxito de la primera implantación del proyecto. ¿Qué tipo de modelo de desarrollo aplicarías? Justifica razonadamente tu respuesta.</text:p>
        </text:list-item>
        <text:list-item>
          <text:p text:style-name="P9">Pon un ejemplo de proyecto para el que sería justificado utilizar el modelo en espiral. Comenta las características del proyecto (objetivos, dificultad, planificación temporal, recursos económicos y humanos, otros que consideres importantes para justificar tu respuesta).</text:p>
        </text:list-item>
        <text:list-item>
          <text:p text:style-name="P9">¿Por qué el modelo en cascada es prácticamente imposible de utilizar?</text:p>
        </text:list-item>
        <text:list-item>
          <text:p text:style-name="P9">Para qué sirven las herramientas CASE?</text:p>
        </text:list-item>
        <text:list-item>
          <text:p text:style-name="P9">¿Qué tipos de herramientas CASE hay? Pon un ejemplo de cada uno de los tipos, busca una herramienta libre y sus características que ofrece para cada tipo.</text:p>
        </text:list-item>
        <text:list-item>
          <text:p text:style-name="P9">Si clasificamos el lenguaje según la técnica de programación utilizada. En qué consiste la programación estructurada? Cómo ha evolucionado esta para ser más útil? Justifica tu respuesta, y pone dos ejemplos de lenguajes de programación estructurados.</text:p>
        </text:list-item>
        <text:list-item>
          <text:p text:style-name="P9">¿Cuáles son las principales ventajas de los lenguajes de programación POO, y justifica estas ventajas.</text:p>
        </text:list-item>
        <text:list-item>
          <text:p text:style-name="P9">Cada lenguaje de programación es adecuado para dar solución a unos tipos de proyectos. Especifica las características del tipo de proyecto o software para los que serían adecuados los siguientes lenguajes (razona el motivo):</text:p>
          <text:p text:style-name="P6"><text:s text:c="10"/> Java</text:p>
          <text:p text:style-name="P6"><text:s text:c="10"/> Cobol</text:p>
          <text:p text:style-name="P6"><text:s text:c="10"/> Python</text:p>
          <text:p text:style-name="P6"><text:s text:c="10"/> PHP</text:p>
          <text:p text:style-name="P6"><text:s text:c="10"/> JAVASCRIPT</text:p>
          <text:p text:style-name="P6"><text:s text:c="10"/> HTML 5</text:p>
          <text:p text:style-name="P6"><text:s text:c="10"/> CSS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1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2.99cm"/>
    </style:style>
    <style:style style:name="Tabla1.B" style:family="table-column">
      <style:table-column-properties style:column-width="6.562cm"/>
    </style:style>
    <style:style style:name="Tabla1.C" style:family="table-column">
      <style:table-column-properties style:column-width="3.198cm"/>
    </style:style>
    <style:style style:name="Tabla1.D" style:family="table-column">
      <style:table-column-properties style:column-width="4.26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eeeeee" fo:padding="0.097cm" fo:border-left="0.035cm solid #000000" fo:border-right="none" fo:border-top="0.035cm solid #000000" fo:border-bottom="none" style:writing-mode="lr-tb">
        <style:background-image/>
      </style:table-cell-properties>
    </style:style>
    <style:style style:name="Tabla1.B1" style:family="table-cell">
      <style:table-cell-properties style:vertical-align="top" fo:background-color="#eeeeee" fo:padding="0.097cm" fo:border-left="none" fo:border-right="none" fo:border-top="0.035cm solid #000000" fo:border-bottom="none" style:writing-mode="lr-tb">
        <style:background-image/>
      </style:table-cell-properties>
    </style:style>
    <style:style style:name="Tabla1.D1" style:family="table-cell">
      <style:table-cell-properties style:vertical-align="top" fo:background-color="#eeeeee" fo:padding="0.097cm" fo:border-left="none" fo:border-right="0.035cm solid #000000" fo:border-top="0.035cm solid #000000" fo:border-bottom="none" style:writing-mode="lr-tb">
        <style:background-image/>
      </style:table-cell-properties>
    </style:style>
    <style:style style:name="Tabla1.A2" style:family="table-cell">
      <style:table-cell-properties style:vertical-align="top" fo:background-color="#eeeeee" fo:padding="0.097cm" fo:border-left="0.035cm solid #000000" fo:border-right="none" fo:border-top="none" fo:border-bottom="none" style:writing-mode="lr-tb">
        <style:background-image/>
      </style:table-cell-properties>
    </style:style>
    <style:style style:name="Tabla1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bla1.D2" style:family="table-cell">
      <style:table-cell-properties style:vertical-align="top" fo:background-color="#eeeeee" fo:padding="0.097cm" fo:border-left="none" fo:border-right="0.035cm solid #000000" fo:border-top="none" fo:border-bottom="none" style:writing-mode="lr-tb">
        <style:background-image/>
      </style:table-cell-properties>
    </style:style>
    <style:style style:name="Tabla1.A3" style:family="table-cell">
      <style:table-cell-properties style:vertical-align="top" fo:background-color="#eeeeee" fo:padding="0.097cm" fo:border-left="0.035cm solid #000000" fo:border-right="0.035cm solid #000000" fo:border-top="none" fo:border-bottom="0.035cm solid #000000" style:writing-mode="lr-tb">
        <style:background-image/>
      </style:table-cell-properties>
    </style:style>
    <style:style style:name="Taula1" style:family="table">
      <style:table-properties style:width="17.018cm" table:align="left" style:writing-mode="lr-tb"/>
    </style:style>
    <style:style style:name="Taula1.A" style:family="table-column">
      <style:table-column-properties style:column-width="17.018cm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eeeee" fo:padding="0.097cm" fo:border="0.035cm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" fo:font-weight="bold" style:font-weight-asian="bold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"/>
    </style:style>
    <style:style style:name="MP3" style:family="paragraph" style:parent-style-name="Table_20_Contents">
      <style:text-properties style:font-name="Tahoma" fo:font-weight="bold" style:font-weight-asian="bold" style:font-weight-complex="bold"/>
    </style:style>
    <style:style style:name="MP4" style:family="paragraph" style:parent-style-name="Table_20_Contents">
      <style:text-properties style:font-name="Tahoma"/>
    </style:style>
    <style:style style:name="M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MT2" style:family="text">
      <style:text-properties style:font-name="Tahoma" fo:font-weight="bold" style:font-weight-asian="bold" style:font-weight-complex="bold"/>
    </style:style>
    <style:style style:name="MT3" style:family="text">
      <style:text-properties style:font-name="Tahoma" fo:font-weight="normal" style:font-weight-asian="normal" style:font-weight-complex="normal"/>
    </style:style>
    <style:style style:name="MT4" style:family="text">
      <style:text-properties fo:font-weight="normal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Nombre:</text:p>
            </table:table-cell>
            <table:table-cell table:style-name="Tabla1.B1" office:value-type="string">
              <text:p text:style-name="MP2">Sergio</text:p>
            </table:table-cell>
            <table:table-cell table:style-name="Tabla1.B1" office:value-type="string">
              <text:p text:style-name="MP3">Apellidos:</text:p>
            </table:table-cell>
            <table:table-cell table:style-name="Tabla1.D1" office:value-type="string">
              <text:p text:style-name="MP2">Jiménez Sastre</text:p>
            </table:table-cell>
          </table:table-row>
          <table:table-row table:style-name="Tabla1.1">
            <table:table-cell table:style-name="Tabla1.A2" office:value-type="string">
              <text:p text:style-name="MP3">Asignatura:</text:p>
            </table:table-cell>
            <table:table-cell table:style-name="Tabla1.B2" office:value-type="string">
              <text:p text:style-name="MP4"><text:span text:style-name="MT1">Entornos de Desenvolupamiento</text:span></text:p>
            </table:table-cell>
            <table:table-cell table:style-name="Tabla1.B2" office:value-type="string">
              <text:p text:style-name="MP3">Curso/Grupo:</text:p>
            </table:table-cell>
            <table:table-cell table:style-name="Tabla1.D2" office:value-type="string">
              <text:p text:style-name="MP2">DAW1A</text:p>
            </table:table-cell>
          </table:table-row>
          <table:table-row table:style-name="Tabla1.1">
            <table:table-cell table:style-name="Tabla1.A3" table:number-columns-spanned="4" office:value-type="string">
              <text:p text:style-name="Table_20_Contents"><text:span text:style-name="MT2">Práctica: </text:span><text:span text:style-name="MT3">Pràctica 2 – Desenvolupamiento de software</text:span><text:span text:style-name="MT4"> 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header>
      <style:footer>
        <text:p text:style-name="Footer"/>
        <table:table table:name="Taula1" table:style-name="Taula1">
          <table:table-column table:style-name="Taula1.A"/>
          <table:table-row table:style-name="Taula1.1">
            <table:table-cell table:style-name="Taula1.A1" office:value-type="string">
              <text:p text:style-name="MP5"><text:page-number text:select-page="current">1</text:page-numb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16S</meta:editing-duration>
    <meta:editing-cycles>9</meta:editing-cycles>
    <meta:generator>OpenOffice/4.1.2$Win32 OpenOffice.org_project/412m3$Build-9782</meta:generator>
    <dc:date>2017-10-26T00:28:20.95</dc:date>
    <meta:document-statistic meta:table-count="2" meta:image-count="0" meta:object-count="0" meta:page-count="1" meta:paragraph-count="26" meta:word-count="300" meta:character-count="1987"/>
    <meta:user-defined meta:name="Info 1"/>
    <meta:user-defined meta:name="Info 2"/>
    <meta:user-defined meta:name="Info 3"/>
    <meta:user-defined meta:name="Info 4"/>
  </office:meta>
</office:document-meta>
</file>